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font-style="normal" style:font-name-asian="Times New Roman1" style:font-style-asian="normal" style:font-name-complex="Times New Roman1" style:font-style-complex="norm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1.png" xlink:type="simple" xlink:show="embed" xlink:actuate="onLoad"/></draw:frame></text:p>
          </table:table-cell>
          <table:table-cell table:style-name="Table1.B1" office:value-type="string">
            <text:h text:style-name="P7" text:outline-level="1">Ступень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значение выходного сигнала, вычисленное по алгоритму:</text:p>
            <text:p text:style-name="P6"><draw:frame draw:style-name="fr3" draw:name="Объект1" text:anchor-type="as-char" svg:y="-0.746cm" svg:width="4.651cm" svg:height="1.393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5">где<draw:frame draw:style-name="fr4" draw:name="Object3" text:anchor-type="as-char" svg:y="-0.441cm" svg:width="0.531cm" svg:height="0.6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– время срабатывания, <draw:frame draw:style-name="fr4" draw:name="Object4" text:anchor-type="as-char" svg:y="-0.441cm" svg:width="0.66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– начальное значение,<draw:frame draw:style-name="fr4" draw:name="Object5" text:anchor-type="as-char" svg:y="-0.441cm" svg:width="0.653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– конечное значение,<draw:frame draw:style-name="fr4" draw:name="Object6" text:anchor-type="as-char" svg:y="-0.441cm" svg:width="0.376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– текущее модельное время в секундах.</text:p>
            <text:p text:style-name="P5"><text:span text:style-name="T2">Свойства</text:span>:</text:p>
            <text:list xml:id="list4330995648407425902" text:style-name="L1">
              <text:list-item>
                <text:p text:style-name="P8">Время срабатывания –<draw:frame draw:style-name="fr4" draw:name="Object7" text:anchor-type="as-char" svg:y="-0.441cm" svg:width="0.531cm" svg:height="0.621cm" draw:z-index="7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8">Начальное состояние –<draw:frame draw:style-name="fr4" draw:name="Object8" text:anchor-type="as-char" svg:y="-0.441cm" svg:width="0.66cm" svg:height="0.62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8">Конечное состояние –<draw:frame draw:style-name="fr4" draw:name="Object9" text:anchor-type="as-char" svg:y="-0.441cm" svg:width="0.653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  <text:p text:style-name="P5">Свойства могут быть векторами<draw:frame draw:style-name="fr4" draw:name="Объект2" text:anchor-type="as-char" svg:y="-0.473cm" svg:width="3.836cm" svg:height="0.684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,<draw:frame draw:style-name="fr4" draw:name="Объект3" text:anchor-type="as-char" svg:y="-0.473cm" svg:width="4.353cm" svg:height="0.68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и <draw:frame draw:style-name="fr4" draw:name="Объект4" text:anchor-type="as-char" svg:y="-0.473cm" svg:width="4.337cm" svg:height="0.68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размерности которых должны быть одинаковы, в этом случае на выходе будет также вектор:</text:p>
            <text:p text:style-name="P6"><draw:frame draw:style-name="fr4" draw:name="Объект5" text:anchor-type="as-char" svg:y="-0.746cm" svg:width="5.267cm" svg:height="1.39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5">Примеры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Именов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Время срабатывания</text:p>
                </table:table-cell>
                <table:table-cell table:style-name="Таблица1.B3" office:value-type="string">
                  <text:p text:style-name="P5">[time_start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Смеш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Вектор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3,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.0,0.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5.5,6.5]</text:p>
                </table:table-cell>
              </table:table-row>
            </table:table>
            <text:p text:style-name="P5"><text:span text:style-name="T2">Примечани</text:span><text:span text:style-name="T2">я</text:span>:</text:p>
            <text:list xml:id="list663801974770454801" text:style-name="L2">
              <text:list-item>
                <text:p text:style-name="P9">По умолчанию блок формирует <text:span text:style-name="T3">скалярный</text:span> выходной сигнал.</text:p>
              </text:list-item>
              <text:list-item>
                <text:p text:style-name="P9"><text:span text:style-name="T10">Именованные свойства </text:span><text:span text:style-name="T7">могут быть заданы </text:span><text:span text:style-name="T10">как </text:span><text:span text:style-name="T13">локальные</text:span><text:span text:style-name="T10"> переменные модели (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4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7">или как </text:span><text:span text:style-name="T4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упенька</dc:title>
    <dc:date>2014-11-29T00:55:47.72</dc:date>
    <meta:generator>OpenOffice/4.1.1$Win32 OpenOffice.org_project/411m6$Build-9775</meta:generator>
    <meta:editing-duration>PT3H7S</meta:editing-duration>
    <meta:editing-cycles>74</meta:editing-cycles>
    <meta:print-date>2011-11-10T16:21:48.35</meta:print-date>
    <meta:document-statistic meta:table-count="2" meta:image-count="2" meta:object-count="12" meta:page-count="2" meta:paragraph-count="55" meta:word-count="177" meta:character-count="126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0,i} ~ если ~ t &lt;= t_{0,i} , #
alignl y_{1,i} ~ если ~ t &gt; t_{0,i} .  }
right none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</mn>
                    </msub>
                    <mi/>
                    <mi mathvariant="italic">при</mi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1</mn>
                    </msub>
                    <mi/>
                    <mi mathvariant="italic">при</mi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0  ~ при ~ t &lt;= t_0  #
alignl y_1  ~ при ~ t &gt; t_0 ,  }
right none
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